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end" style:justify-single-word="false"/>
    </style:style>
    <style:style style:name="T1" style:family="text">
      <style:text-properties fo:font-variant="normal" fo:text-transform="none" fo:color="#000000" style:font-name="Helvetica Neue" fo:font-size="7.59999990463257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elie Cameron</text:p>
      <text:p text:style-name="P2">Midterm Essay</text:p>
      <text:p text:style-name="P2">Due 3/12/15</text:p>
      <text:p text:style-name="P2"/>
      <text:p text:style-name="P1"><text:tab/>A brilliant man once stated, “a person experiences life as something separated from the rest, a kind of optical delusion of consciousness. Our task must be to free ourselves from this self-imposed prison, and through compassion, find the reality of Oneness.” Often, as Einstein pointed out, humans become so inwardly focused, that we lose sight of our larger purpose. I came to San Francisco straight out of a central coast high school and looked to yoga to create balance in my life. Little did I know how much it would come to influence my perspective on health and happiness.</text:p>
      <text:p text:style-name="P1"><text:tab/>Over the course of six years, I have practiced at a variety of studios and met yogis of all kinds. A favorite studio of mine is the Bikram Yoga House in Kapa'a Hawaii, conveniently located down the hill from my family home. The bikram community in Kauai is an adventurous group that encourages each other to be their best. That is the beauty of yoga, it brings people with positive ambitions together. Through my practice, I have found the light within myself and now strive to find that same light in others. </text:p>
      <text:p text:style-name="P1"><text:tab/>Every time I step foot on the mat, my faith in yoga is restored. Getting swept away by the maelstrom of daily stresses is natural; however, a peaceful mind can calm even the strongest current. <text:tab/></text:p>
      <text:p text:style-name="P1">While some may find it strange that I would enroll in beginning yoga, I love seeing new students' transformations. Years of eating damaging foods, losing sleep, and being sedentary can make the first few classes very challenging. Although, just at the horizon lie endless possibilities for improvement. New students remind me of my past struggles and all of the fundamental asanas I have learned along the way. While I am certainly still a work in progress, I have learned to honor my temple and fuel it with an abundance of raw fruit, vegetables, and clean water. I enjoy the simplicity of the raw lifestyle and work to overcome temptations daily. </text:p>
      <text:p text:style-name="P1"><text:soft-page-break/><text:tab/>The resounding selling point of bikram yoga is that the postures never change, the yogi changes. Every class consists of the same cycle of two breathing exercises and twenty six asanas, predictable and timeless. Each ninety minute session dredges up emotions, toxins, and muscular tension. While some may see it as torture, I love being able to sweat out all negativity and leave it behind at the end of class. I see yoga as a lifelong commitment to myself. As the body ages, flexibility, balance, and mental clarity become increasingly more important. Throughout my life, these same cycle of postures will strengthen me and help me become a more peaceful, loving woman.</text:p>
      <text:p text:style-name="P1"><text:tab/>This course has helped me get back to the roots of my practice. I am able to work on posture adjustments that support proper alignment as well as working to relax and calm my mind. I have noticed that if I skip workouts, my mind reverts to a hamster in a wheel—continuously circling the same concerns. Taking an hour or so out of my day to embrace the present moment has helped dramatically. Going forward, I will continue pursuing a healthy, active lifestyle. In the context of this class, I would like to improve my posture in balancing asanas like Natarajasana, Ardha Chandrasana, etc. Similarly, it would be fun to work on inversion poses to gain more confidence. Taking beginner yoga is especially beneficial because I am able to relax and take advantage of the extra time to stretch thoroughly in each asana. As the semester continues, I will put a bigger emphasis on maintaining a peaceful mind and allowing positive thoughts to flow. </text:p>
      <text:p text:style-name="P1"><text:tab/>As Patanjali once said, “<text:span text:style-name="T2">Yoga is the settling of the mind into silence. When the mind has settled, we are established in our essential nature, which is unbounded Consciousness. Our essential nature is usually overshadowed by the activity of the mind.” While many may believe yoga is merely stretching, I find that it creates a sense of oneness with the environment and fellow yogis. An open heart and a calm mind allow us to feel compassion for others and therefore appreciate the fact that, underneath it all, we are one.</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5:19:36</meta:creation-date>
    <dc:date>2015-03-11T21:17:37</dc:date>
    <meta:editing-duration>PT5H15M49S</meta:editing-duration>
    <meta:editing-cycles>2</meta:editing-cycles>
    <meta:generator>OpenOffice.org/3.4.1$Unix OpenOffice.org_project/341m1$Build-9593</meta:generator>
    <meta:document-statistic meta:table-count="0" meta:image-count="0" meta:object-count="0" meta:page-count="2" meta:paragraph-count="10" meta:word-count="708" meta:character-count="4110"/>
  </office:meta>
</office:document-meta>
</file>